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202cm"/>
    </style:style>
    <style:style style:name="gr3" style:family="graphic" style:parent-style-name="standard">
      <style:graphic-properties draw:stroke="none" draw:fill="none" fo:min-height="4.93cm"/>
    </style:style>
    <style:style style:name="gr4" style:family="graphic" style:parent-style-name="standard">
      <style:graphic-properties draw:stroke="none" draw:fill="none" fo:min-height="9.858cm"/>
    </style:style>
    <style:style style:name="gr5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draw:fill="none" fo:min-height="6.115cm"/>
    </style:style>
    <style:style style:name="gr8" style:family="graphic" style:parent-style-name="standard">
      <style:graphic-properties draw:stroke="none" draw:fill="none" fo:min-height="1.322cm"/>
    </style:style>
    <style:style style:name="gr9" style:family="graphic" style:parent-style-name="standard">
      <style:graphic-properties draw:stroke="none" draw:fill="none" fo:min-height="1.762cm"/>
    </style:style>
    <style:style style:name="gr10" style:family="graphic" style:parent-style-name="standard">
      <style:graphic-properties draw:stroke="none" draw:fill="none" fo:min-height="3.522cm"/>
    </style:style>
    <style:style style:name="gr11" style:family="graphic" style:parent-style-name="standard">
      <style:graphic-properties draw:stroke="none" draw:fill="none" fo:min-height="0.882cm"/>
    </style:style>
    <style:style style:name="gr12" style:family="graphic" style:parent-style-name="standard">
      <style:graphic-properties draw:stroke="none" draw:fill="none" fo:min-height="0.442cm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title">
      <style:graphic-properties draw:auto-grow-height="true" fo:min-height="3.507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7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3pt" fo:font-weight="bold" style:font-size-asian="23pt" style:font-weight-asian="bold" style:font-size-complex="23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style:line-height-at-least="0.423cm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5pt" fo:font-weight="bold" style:font-size-asian="25pt" style:font-weight-asian="bold" style:font-size-complex="25pt" style:font-weight-complex="bold"/>
    </style:style>
    <style:style style:name="P11" style:family="paragraph">
      <style:paragraph-properties style:text-autospace="none"/>
      <style:text-properties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P12" style:family="paragraph">
      <style:paragraph-properties style:text-autospace="none"/>
      <style:text-properties fo:font-family="Monaco" style:font-family-generic="modern" style:font-pitch="fixed" fo:font-size="20pt" style:text-underline-style="none" fo:font-weight="bold" style:font-family-asian="Monaco" style:font-family-generic-asian="modern" style:font-pitch-asian="fixed" style:font-size-asian="20pt" style:font-weight-asian="bold" style:font-family-complex="Monaco" style:font-family-generic-complex="modern" style:font-pitch-complex="fixed" style:font-size-complex="20pt" style:font-weight-complex="bold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" style:family="text">
      <style:text-properties fo:color="#2300fb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4" style:family="text">
      <style:text-properties fo:color="#4c4c4c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5" style:family="text">
      <style:text-properties fo:color="#ff5e5e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6" style:family="text">
      <style:text-properties fo:color="#003e8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7" style:family="text">
      <style:text-properties fo:color="#8e3e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8" style:family="text">
      <style:text-properties fo:color="#000000" fo:font-family="Monaco" style:font-family-generic="modern" style:font-pitch="fixed" fo:font-size="22pt" style:text-underline-style="solid" style:text-underline-width="auto" style:text-underline-color="font-color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9" style:family="text">
      <style:text-properties fo:color="#000f69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0" style:family="text">
      <style:text-properties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1" style:family="text">
      <style:text-properties fo:color="#0026f5" fo:font-family="Monaco" style:font-family-generic="modern" style:font-pitch="fixed" fo:font-size="28pt" fo:font-weight="bold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15.8999996185303pt" style:font-weight-complex="bold"/>
    </style:style>
    <style:style style:name="T12" style:family="text">
      <style:text-properties fo:color="#000f69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3" style:family="text">
      <style:text-properties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4" style:family="text">
      <style:text-properties fo:color="#0024f5" fo:font-family="Monaco" style:font-family-generic="modern" style:font-pitch="fixed" fo:font-size="23pt" fo:font-weight="bold" style:font-family-asian="Monaco" style:font-family-generic-asian="modern" style:font-pitch-asian="fixed" style:font-size-asian="23pt" style:font-weight-asian="bold" style:font-family-complex="Monaco" style:font-family-generic-complex="modern" style:font-pitch-complex="fixed" style:font-size-complex="23pt" style:font-weight-complex="bold"/>
    </style:style>
    <style:style style:name="T15" style:family="text">
      <style:text-properties fo:color="#000f69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6" style:family="text">
      <style:text-properties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7" style:family="text">
      <style:text-properties fo:color="#0024f5" fo:font-family="Monaco" style:font-family-generic="modern" style:font-pitch="fixed" fo:font-size="16pt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18" style:family="text">
      <style:text-properties fo:color="#000f69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19" style:family="text">
      <style:text-properties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0" style:family="text">
      <style:text-properties fo:color="#000000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1" style:family="text">
      <style:text-properties fo:color="#0026f5" fo:font-family="Monaco" style:font-family-generic="modern" style:font-pitch="fixed" fo:font-size="25pt" fo:font-weight="bold" style:font-family-asian="Monaco" style:font-family-generic-asian="modern" style:font-pitch-asian="fixed" style:font-size-asian="25pt" style:font-weight-asian="bold" style:font-family-complex="Monaco" style:font-family-generic-complex="modern" style:font-pitch-complex="fixed" style:font-size-complex="25pt" style:font-weight-complex="bold"/>
    </style:style>
    <style:style style:name="T22" style:family="text">
      <style:text-properties fo:color="#8e3e00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3" style:family="text">
      <style:text-properties fo:color="#2300fb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4" style:family="text">
      <style:text-properties fo:color="#0000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5" style:family="text">
      <style:text-properties fo:color="#4c4c4c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6" style:family="text">
      <style:text-properties fo:color="#8e3e00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7" style:family="text">
      <style:text-properties fo:color="#003e85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8" style:family="text">
      <style:text-properties fo:color="#ff5e5e" fo:font-family="Monaco" style:font-family-generic="modern" style:font-pitch="fixed" fo:font-size="21pt" fo:font-weight="bold" style:font-family-asian="Monaco" style:font-family-generic-asian="modern" style:font-pitch-asian="fixed" style:font-size-asian="21pt" style:font-weight-asian="bold" style:font-family-complex="Monaco" style:font-family-generic-complex="modern" style:font-pitch-complex="fixed" style:font-size-complex="21pt" style:font-weight-complex="bold"/>
    </style:style>
    <style:style style:name="T29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4c4c4c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1" style:family="text">
      <style:text-properties fo:color="#000000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2" style:family="text">
      <style:text-properties fo:color="#003e85" style:text-outline="false" style:text-line-through-style="none" fo:font-family="Monaco" style:font-family-generic="modern" style:font-pitch="fixed" fo:font-size="20pt" fo:font-style="normal" fo:text-shadow="none" style:text-underline-style="none" fo:font-weight="bold" style:letter-kerning="true" style:font-family-asian="Monaco" style:font-family-generic-asian="modern" style:font-pitch-asian="fixed" style:font-size-asian="20pt" style:font-style-asian="normal" style:font-weight-asian="bold" style:font-family-complex="Monaco" style:font-family-generic-complex="modern" style:font-pitch-complex="fixed" style:font-size-complex="20pt" style:font-style-complex="normal" style:font-weight-complex="bold" style:text-emphasize="none" style:font-relief="none"/>
    </style:style>
    <style:style style:name="T33" style:family="text">
      <style:text-properties fo:color="#003e85" fo:font-family="Monaco" style:font-family-generic="modern" style:font-pitch="fixed" fo:font-size="22pt" style:text-underline-style="none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4" style:family="text">
      <style:text-properties fo:color="#4c4c4c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5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6" style:family="text">
      <style:text-properties fo:color="#000000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style:style style:name="T37" style:family="text">
      <style:text-properties fo:color="#ff5e5e" style:text-outline="false" style:text-line-through-style="none" fo:font-family="Monaco" style:font-family-generic="modern" style:font-pitch="fixed" fo:font-size="22pt" fo:font-style="normal" fo:text-shadow="none" style:text-underline-style="none" fo:font-weight="bold" style:letter-kerning="true" style:font-family-asian="Monaco" style:font-family-generic-asian="modern" style:font-pitch-asian="fixed" style:font-size-asian="22pt" style:font-style-asian="normal" style:font-weight-asian="bold" style:font-family-complex="Monaco" style:font-family-generic-complex="modern" style:font-pitch-complex="fixed" style:font-size-complex="22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Pattern match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3" draw:layer="layout" svg:width="26.971cm" svg:height="5.101cm" svg:x="1.629cm" svg:y="7.934cm">
          <draw:text-box>
            <text:p text:style-name="P2"><text:span text:style-name="T2"><text:s text:c="2"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5">1</text:span><text:span text:style-name="T2"> =&gt; </text:span><text:span text:style-name="T6">println</text:span><text:span text:style-name="T2">(</text:span><text:span text:style-name="T5">"First was hi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5">2</text:span><text:span text:style-name="T2"> =&gt; </text:span><text:span text:style-name="T6">println</text:span><text:span text:style-name="T2">(</text:span><text:span text:style-name="T5">"Second was Hit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2" draw:text-style-name="P3" draw:layer="layout" svg:width="26.544cm" svg:height="5.101cm" svg:x="2.005cm" svg:y="7.994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</text:span><text:span text:style-name="T2"> 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 String"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>
        <office:forms form:automatic-focus="false" form:apply-design-mode="false"/>
        <draw:frame draw:style-name="gr2" draw:text-style-name="P3" draw:layer="layout" svg:width="26.544cm" svg:height="5.101cm" svg:x="2.005cm" svg:y="7.996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>
        <office:forms form:automatic-focus="false" form:apply-design-mode="false"/>
        <draw:frame draw:style-name="gr2" draw:text-style-name="P3" draw:layer="layout" svg:width="26.544cm" svg:height="5.101cm" svg:x="2.005cm" svg:y="7.995cm">
          <draw:text-box>
            <text:p text:style-name="P2"><text:span text:style-name="T2"><text:s/>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i</text:span><text:span text:style-name="T2">: </text:span><text:span text:style-name="T7">Int </text:span><text:span text:style-name="T6">if </text:span><text:span text:style-name="T3">i</text:span><text:span text:style-name="T6"> == 1 </text:span><text:span text:style-name="T2">=&gt; </text:span><text:span text:style-name="T6">println</text:span><text:span text:style-name="T2">(</text:span><text:span text:style-name="T5">"Found an int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s</text:span><text:span text:style-name="T2">: </text:span><text:span text:style-name="T7">String</text:span><text:span text:style-name="T2"> =&gt; </text:span><text:span text:style-name="T6">println</text:span><text:span text:style-name="T2">(</text:span><text:span text:style-name="T5">"Found an String"</text:span><text:span text:style-name="T2">)</text:span></text:p>
            <text:p text:style-name="P2"><text:span text:style-name="T2"><text:s text:c="4"/></text:span><text:span text:style-name="T4">case</text:span><text:span text:style-name="T2"> </text:span><text:span text:style-name="T3">other</text:span><text:span text:style-name="T2"> =&gt; </text:span><text:span text:style-name="T6">println</text:span><text:span text:style-name="T2">(</text:span><text:span text:style-name="T5">"Unknown" </text:span><text:span text:style-name="T2">+ </text:span><text:span text:style-name="T3">other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>
        <office:forms form:automatic-focus="false" form:apply-design-mode="false"/>
        <draw:frame draw:style-name="gr2" draw:text-style-name="P3" draw:layer="layout" svg:width="27.998cm" svg:height="7.041cm" svg:x="0cm" svg:y="7.094cm">
          <draw:text-box>
            <text:p text:style-name="P2"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) =&gt; </text:span><text:span text:style-name="T6">println</text:span><text:span text:style-name="T2">(</text:span><text:span text:style-name="T5">"First "</text:span><text:span text:style-name="T2"> </text:span><text:span text:style-name="T6">+</text:span><text:span text:style-name="T2"> </text:span><text:span text:style-name="T3">first</text:span><text:span text:style-name="T2"> </text:span><text:span text:style-name="T6">+</text:span><text:span text:style-name="T5"> <text:s text:c="2"/></text:span></text:p>
            <text:p text:style-name="P2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 </text:span><text:span text:style-name="T5">" Second "</text:span><text:span text:style-name="T2"> </text:span><text:span text:style-name="T6">+</text:span><text:span text:style-name="T2"> </text:span><text:span text:style-name="T3">second</text:span><text:span text:style-name="T2">)</text:span></text:p>
            <text:p text:style-name="P2"><text:span text:style-name="T2"><text:s text:c="2"/></text:span><text:span text:style-name="T4">case</text:span><text:span text:style-name="T2"> (</text:span><text:span text:style-name="T3">first</text:span><text:span text:style-name="T2">, </text:span><text:span text:style-name="T3">second</text:span><text:span text:style-name="T2">, </text:span><text:span text:style-name="T3">third</text:span><text:span text:style-name="T2">) =&gt; </text:span><text:span text:style-name="T6">println</text:span><text:span text:style-name="T2">(</text:span><text:span text:style-name="T5">"Found a third"</text:span><text:span text:style-name="T2">)</text:span></text:p>
            <text:p text:style-name="P2"><text:span text:style-name="T2"><text:s text:c="2"/></text:span><text:span text:style-name="T4">case</text:span><text:span text:style-name="T2"> _ =&gt; </text:span><text:span text:style-name="T6">println</text:span><text:span text:style-name="T2">(</text:span><text:span text:style-name="T5">"Unknown"</text:span><text:span text:style-name="T2">)</text:span></text:p>
            <text:p text:style-name="P2"><text:span text:style-name="T2">}</text:span></text:p>
            <text:p text:style-name="P2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>
        <office:forms form:automatic-focus="false" form:apply-design-mode="false"/>
        <draw:frame draw:style-name="gr2" draw:text-style-name="P3" draw:layer="layout" svg:width="23.495cm" svg:height="5.101cm" svg:x="3.175cm" svg:y="6.985cm">
          <draw:text-box>
            <text:p text:style-name="P2"><text:span text:style-name="T4">val</text:span><text:span text:style-name="T2"> </text:span><text:span text:style-name="T3">res</text:span><text:span text:style-name="T2"> = </text:span><text:span text:style-name="T3">myObject</text:span><text:span text:style-name="T2"> </text:span><text:span text:style-name="T4">match</text:span><text:span text:style-name="T2"> {</text:span></text:p>
            <text:p text:style-name="P2"><text:span text:style-name="T2"><text:s/></text:span><text:span text:style-name="T4">case</text:span><text:span text:style-name="T2"> </text:span><text:span text:style-name="T5">"First hit"</text:span><text:span text:style-name="T2"> =&gt; </text:span><text:span text:style-name="T5">"First was a hit"</text:span></text:p>
            <text:p text:style-name="P2"><text:span text:style-name="T2"><text:s/></text:span><text:span text:style-name="T4">case</text:span><text:span text:style-name="T2"> </text:span><text:span text:style-name="T5">"Second hit"</text:span><text:span text:style-name="T2"> =&gt; </text:span><text:span text:style-name="T5">"Second was a hit"</text:span></text:p>
            <text:p text:style-name="P2"><text:span text:style-name="T2"><text:s/></text:span><text:span text:style-name="T4">case</text:span><text:span text:style-name="T2"> _ =&gt; </text:span><text:span text:style-name="T5">"Unknown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>
        <office:forms form:automatic-focus="false" form:apply-design-mode="false"/>
        <draw:frame draw:style-name="gr2" draw:text-style-name="P3" draw:layer="layout" svg:width="26.876cm" svg:height="5.101cm" svg:x="0.635cm" svg:y="7.599cm">
          <draw:text-box>
            <text:p text:style-name="P2"><text:span text:style-name="T4">val</text:span><text:span text:style-name="T2"> </text:span><text:span text:style-name="T3">mathedEleme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</text:span><text:span text:style-name="T3">lastElement</text:span><text:span text:style-name="T2">) =&gt; </text:span><text:span text:style-name="T3">firstElement</text:span></text:p>
            <text:p text:style-name="P2"><text:span text:style-name="T2"><text:s text:c="2"/></text:span><text:span text:style-name="T4">case</text:span><text:span text:style-name="T2"> </text:span><text:span text:style-name="T7">List</text:span><text:span text:style-name="T2">(</text:span><text:span text:style-name="T3">firstElement</text:span><text:span text:style-name="T2">, _ *) =&gt; </text:span><text:span text:style-name="T3">firstElement</text:span></text:p>
            <text:p text:style-name="P2"><text:span text:style-name="T2"><text:s text:c="2"/></text:span><text:span text:style-name="T4">case</text:span><text:span text:style-name="T2"> _ =&gt; </text:span><text:span text:style-name="T5">"failed"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>
        <office:forms form:automatic-focus="false" form:apply-design-mode="false"/>
        <draw:frame draw:style-name="gr2" draw:text-style-name="P3" draw:layer="layout" svg:width="29.845cm" svg:height="4.131cm" svg:x="0.7cm" svg:y="7.693cm">
          <draw:text-box>
            <text:p text:style-name="P2"><text:span text:style-name="T4">def</text:span><text:span text:style-name="T2"> </text:span><text:span text:style-name="T6">length</text:span><text:span text:style-name="T2">(</text:span><text:span text:style-name="T3">list</text:span><text:span text:style-name="T2">: </text:span><text:span text:style-name="T7">List</text:span><text:span text:style-name="T2">[</text:span><text:span text:style-name="T7">_</text:span><text:span text:style-name="T2">]): </text:span><text:span text:style-name="T7">Int</text:span><text:span text:style-name="T2"> = </text:span><text:span text:style-name="T3">list</text:span><text:span text:style-name="T2"> </text:span><text:span text:style-name="T4">match</text:span><text:span text:style-name="T2"> {</text:span></text:p>
            <text:p text:style-name="P2"><text:span text:style-name="T2"><text:s text:c="2"/></text:span><text:span text:style-name="T4">case</text:span><text:span text:style-name="T2"> Nil =&gt; </text:span><text:span text:style-name="T7">0</text:span></text:p>
            <text:p text:style-name="P2"><text:span text:style-name="T4"><text:s text:c="2"/></text:span><text:span text:style-name="T4">case</text:span><text:span text:style-name="T2"> head :: tail =&gt; </text:span><text:span text:style-name="T3">1</text:span><text:span text:style-name="T2"> </text:span><text:span text:style-name="T3">+</text:span><text:span text:style-name="T2"> </text:span><text:span text:style-name="T6">length</text:span><text:span text:style-name="T2">(</text:span><text:span text:style-name="T3">tail</text:span><text:span text:style-name="T2">)</text:span></text:p>
            <text:p text:style-name="P2"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>
        <office:forms form:automatic-focus="false" form:apply-design-mode="false"/>
        <draw:frame draw:style-name="gr3" draw:text-style-name="P6" draw:layer="layout" svg:width="27.772cm" svg:height="5.18cm" svg:x="0.335cm" svg:y="13.97cm">
          <draw:text-box>
            <text:p text:style-name="P5"><text:span text:style-name="T9">def</text:span><text:span text:style-name="T10"> second_or_0(list:List[Int]) = list </text:span><text:span text:style-name="T9">match</text:span><text:span text:style-name="T10"> {</text:span></text:p>
            <text:p text:style-name="P5"><text:span text:style-name="T10"><text:s text:c="2"/></text:span><text:span text:style-name="T9">case</text:span><text:span text:style-name="T10"> List(_, x, _*) =&gt; x</text:span></text:p>
            <text:p text:style-name="P5"><text:span text:style-name="T10"><text:s text:c="2"/></text:span><text:span text:style-name="T9">case</text:span><text:span text:style-name="T10"> _ =&gt; </text:span><text:span text:style-name="T11">0</text:span></text:p>
            <text:p text:style-name="P5"><text:span text:style-name="T10">}</text:span></text:p>
          </draw:text-box>
        </draw:frame>
        <draw:frame draw:style-name="gr4" draw:text-style-name="P7" draw:layer="layout" svg:width="28cm" svg:height="10.108cm" svg:x="0cm" svg:y="1.322cm">
          <draw:text-box>
            <text:p text:style-name="P5"><text:span text:style-name="T12">public</text:span><text:span text:style-name="T13"> </text:span><text:span text:style-name="T12">static</text:span><text:span text:style-name="T13"> Integer getSecondOr0(List&lt;Integer&gt; list) {</text:span></text:p>
            <text:p text:style-name="P5"><text:span text:style-name="T13"><text:s text:c="4"/></text:span><text:span text:style-name="T12">if</text:span><text:span text:style-name="T13"> (list != </text:span><text:span text:style-name="T12">null</text:span><text:span text:style-name="T13"> &amp;&amp; list.size() &gt;= </text:span><text:span text:style-name="T14">2</text:span><text:span text:style-name="T13">) {</text:span></text:p>
            <text:p text:style-name="P5"><text:span text:style-name="T13"><text:s text:c="8"/></text:span><text:span text:style-name="T12">return</text:span><text:span text:style-name="T13"> list.get(</text:span><text:span text:style-name="T14">1</text:span><text:span text:style-name="T13">);</text:span></text:p>
            <text:p text:style-name="P5"><text:span text:style-name="T13"><text:s text:c="4"/></text:span><text:span text:style-name="T13">} </text:span><text:span text:style-name="T12">else</text:span><text:span text:style-name="T13"> {</text:span></text:p>
            <text:p text:style-name="P5"><text:span text:style-name="T13"><text:s text:c="8"/></text:span><text:span text:style-name="T12">return</text:span><text:span text:style-name="T13"> </text:span><text:span text:style-name="T14">0</text:span><text:span text:style-name="T13">;</text:span></text:p>
            <text:p text:style-name="P5"><text:span text:style-name="T13"><text:s text:c="4"/></text:span><text:span text:style-name="T13">}</text:span></text:p>
            <text:p text:style-name="P5"><text:span text:style-name="T13">}</text:span></text:p>
          </draw:text-box>
        </draw:frame>
        <draw:custom-shape draw:style-name="gr5" draw:text-style-name="P8" draw:layer="layout" svg:width="2.382cm" svg:height="2.084cm" svg:x="12.265cm" svg:y="9.2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>
        <office:forms form:automatic-focus="false" form:apply-design-mode="false"/>
        <draw:frame draw:style-name="gr6" draw:text-style-name="P9" draw:layer="layout" svg:width="28.575cm" svg:height="13.335cm" svg:x="0cm" svg:y="0cm">
          <draw:text-box>
            <text:p text:style-name="P5"><text:span text:style-name="T15">public</text:span><text:span text:style-name="T16"> </text:span><text:span text:style-name="T15">static</text:span><text:span text:style-name="T16"> Integer f(List&lt;List&lt;Integer&gt;&gt; list) {</text:span></text:p>
            <text:p text:style-name="P5"><text:span text:style-name="T16"><text:s text:c="4"/></text:span><text:span text:style-name="T16">Integer result = </text:span><text:span text:style-name="T17">0</text:span><text:span text:style-name="T16">;</text:span></text:p>
            <text:p text:style-name="P5"><text:span text:style-name="T16"><text:s text:c="4"/></text:span><text:span text:style-name="T15">if</text:span><text:span text:style-name="T16"> (list != </text:span><text:span text:style-name="T15">null</text:span><text:span text:style-name="T16">) {</text:span></text:p>
            <text:p text:style-name="P5"><text:span text:style-name="T16"><text:s text:c="8"/></text:span><text:span text:style-name="T15">if</text:span><text:span text:style-name="T16"> (list.size() &gt;= </text:span><text:span text:style-name="T17">1</text:span><text:span text:style-name="T16"> &amp;&amp; list.get(</text:span><text:span text:style-name="T17">0</text:span><text:span text:style-name="T16">) != </text:span><text:span text:style-name="T15">null</text:span><text:span text:style-name="T16"> &amp;&amp; list.get(</text:span><text:span text:style-name="T17">0</text:span><text:span text:style-name="T16">).size() &gt;= </text:span><text:span text:style-name="T17">1</text:span><text:span text:style-name="T16">) {</text:span></text:p>
            <text:p text:style-name="P5"><text:span text:style-name="T16"><text:s text:c="12"/></text:span><text:span text:style-name="T16">List&lt;Integer&gt; sub = list.get(</text:span><text:span text:style-name="T17">0</text:span><text:span text:style-name="T16">);</text:span></text:p>
            <text:p text:style-name="P5"><text:span text:style-name="T16"><text:s text:c="12"/></text:span><text:span text:style-name="T15">if</text:span><text:span text:style-name="T16"> (sub != </text:span><text:span text:style-name="T15">null</text:span><text:span text:style-name="T16"> &amp;&amp; sub.size() &gt;= </text:span><text:span text:style-name="T17">1</text:span><text:span text:style-name="T16">) {</text:span></text:p>
            <text:p text:style-name="P5"><text:span text:style-name="T16"><text:s text:c="16"/></text:span><text:span text:style-name="T16">result = sub.get(</text:span><text:span text:style-name="T17">0</text:span><text:span text:style-name="T16">);</text:span></text:p>
            <text:p text:style-name="P5"><text:span text:style-name="T16"><text:s text:c="12"/></text:span><text:span text:style-name="T16">}</text:span></text:p>
            <text:p text:style-name="P5"><text:span text:style-name="T16"><text:s text:c="8"/></text:span><text:span text:style-name="T16">} </text:span><text:span text:style-name="T15">else</text:span><text:span text:style-name="T16"> </text:span><text:span text:style-name="T15">if</text:span><text:span text:style-name="T16"> (list.size() &gt;= </text:span><text:span text:style-name="T17">2</text:span><text:span text:style-name="T16">) {</text:span></text:p>
            <text:p text:style-name="P5"><text:span text:style-name="T16"><text:s text:c="12"/></text:span><text:span text:style-name="T16">List&lt;Integer&gt; sub = list.get(</text:span><text:span text:style-name="T17">1</text:span><text:span text:style-name="T16">);</text:span></text:p>
            <text:p text:style-name="P5"><text:span text:style-name="T16"><text:s text:c="12"/></text:span><text:span text:style-name="T15">if</text:span><text:span text:style-name="T16"> (sub != </text:span><text:span text:style-name="T15">null</text:span><text:span text:style-name="T16"> &amp;&amp; sub.size() &gt;= </text:span><text:span text:style-name="T17">2</text:span><text:span text:style-name="T16">) {</text:span></text:p>
            <text:p text:style-name="P5"><text:span text:style-name="T16"><text:s text:c="16"/></text:span><text:span text:style-name="T16">result = sub.get(</text:span><text:span text:style-name="T17">1</text:span><text:span text:style-name="T16">);</text:span></text:p>
            <text:p text:style-name="P5"><text:span text:style-name="T16"><text:s text:c="12"/></text:span><text:span text:style-name="T16">}</text:span></text:p>
            <text:p text:style-name="P5"><text:span text:style-name="T16"><text:s text:c="8"/></text:span><text:span text:style-name="T16">}</text:span></text:p>
            <text:p text:style-name="P5"><text:span text:style-name="T16"><text:s text:c="4"/></text:span><text:span text:style-name="T16">}</text:span></text:p>
            <text:p text:style-name="P5"><text:span text:style-name="T16"><text:s text:c="4"/></text:span><text:span text:style-name="T15">return</text:span><text:span text:style-name="T16"> result;</text:span></text:p>
            <text:p text:style-name="P5"><text:span text:style-name="T16">}</text:span></text:p>
          </draw:text-box>
        </draw:frame>
        <draw:frame draw:style-name="gr7" draw:text-style-name="P10" draw:layer="layout" svg:width="27.125cm" svg:height="6.365cm" svg:x="0.18cm" svg:y="14.635cm">
          <draw:text-box>
            <text:p text:style-name="P5"><text:span text:style-name="T18">def</text:span><text:span text:style-name="T19"> f(list: List[List[Int]]) = list </text:span><text:span text:style-name="T18">match</text:span><text:span text:style-name="T19"> {</text:span></text:p>
            <text:p text:style-name="P5"><text:span text:style-name="T19"><text:s text:c="2"/></text:span><text:span text:style-name="T18">case</text:span><text:span text:style-name="T19"> List(List(</text:span><text:span text:style-name="T20">x</text:span><text:span text:style-name="T19">, _*), _*) =&gt; x</text:span></text:p>
            <text:p text:style-name="P5"><text:span text:style-name="T19"><text:s text:c="2"/></text:span><text:span text:style-name="T18">case</text:span><text:span text:style-name="T19"> List(_, List(_, x, _*), _*) =&gt; x</text:span></text:p>
            <text:p text:style-name="P5"><text:span text:style-name="T19"><text:s text:c="2"/></text:span><text:span text:style-name="T18">case</text:span><text:span text:style-name="T19"> _ =&gt; </text:span><text:span text:style-name="T21">0</text:span></text:p>
            <text:p text:style-name="P5"><text:span text:style-name="T19">}</text:span></text:p>
          </draw:text-box>
        </draw:frame>
        <draw:custom-shape draw:style-name="gr5" draw:text-style-name="P8" draw:layer="layout" svg:width="2.382cm" svg:height="2.084cm" svg:x="12.065cm" svg:y="11.8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ase class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lass types that can be used in pattern matching</text:p>
              </text:list-item>
              <text:list-item>
                <text:p>Generated into your class:</text:p>
                <text:list>
                  <text:list-item>
                    <text:p>equals</text:p>
                  </text:list-item>
                  <text:list-item>
                    <text:p>hashCode</text:p>
                  </text:list-item>
                  <text:list-item>
                    <text:p>toString</text:p>
                  </text:list-item>
                  <text:list-item>
                    <text:p>gettere (og evt settere)</text:p>
                  </text:list-item>
                  <text:list-item>
                    <text:p>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>
        <office:forms form:automatic-focus="false" form:apply-design-mode="false"/>
        <draw:frame draw:style-name="gr8" draw:text-style-name="P3" draw:layer="layout" svg:width="27.94cm" svg:height="4.131cm" svg:x="0.06cm" svg:y="7.299cm">
          <draw:text-box>
            <text:p text:style-name="P2"><text:span text:style-name="T4">abstract</text:span><text:span text:style-name="T2"> </text:span><text:span text:style-name="T4">class</text:span><text:span text:style-name="T2"> </text:span><text:span text:style-name="T7">Person</text:span><text:span text:style-name="T2">(</text:span><text:span text:style-name="T3">name</text:span><text:span text:style-name="T2">: </text:span><text:span text:style-name="T7">String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Man</text:span><text:span text:style-name="T2">(</text:span><text:span text:style-name="T3">name</text:span><text:span text:style-name="T2">: </text:span><text:span text:style-name="T7">String</text:span><text:span text:style-name="T2">) </text:span><text:span text:style-name="T4">extends</text:span><text:span text:style-name="T2"> </text:span><text:span text:style-name="T7">Person</text:span><text:span text:style-name="T2">(</text:span><text:span text:style-name="T3">name</text:span><text:span text:style-name="T2">)</text:span></text:p>
            <text:p text:style-name="P2"><text:span text:style-name="T4">case</text:span><text:span text:style-name="T2"> </text:span><text:span text:style-name="T4">class</text:span><text:span text:style-name="T2"> </text:span><text:span text:style-name="T7">Woman</text:span><text:span text:style-name="T2">(</text:span><text:span text:style-name="T3">name</text:span><text:span text:style-name="T2">: </text:span><text:span text:style-name="T7">String</text:span><text:span text:style-name="T2">, </text:span><text:span text:style-name="T3">children</text:span><text:span text:style-name="T2">: </text:span><text:span text:style-name="T7">List</text:span><text:span text:style-name="T2">[</text:span><text:span text:style-name="T22">Person</text:span><text:span text:style-name="T7">]</text:span><text:span text:style-name="T2">) <text:s text:c="6"/>e</text:span><text:span text:style-name="T4">xtends </text:span><text:span text:style-name="T7">Person(</text:span><text:span text:style-name="T2">n</text:span><text:span text:style-name="T3">ame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draw:style-name="gr9" draw:text-style-name="P11" draw:layer="layout" svg:width="28cm" svg:height="5.813cm" svg:x="0cm" svg:y="6.985cm">
          <draw:text-box>
            <text:p text:style-name="P2"><text:span text:style-name="T23">p</text:span><text:span text:style-name="T24"> </text:span><text:span text:style-name="T25">match</text:span><text:span text:style-name="T24"> {</text:span></text:p>
            <text:p text:style-name="P2"><text:span text:style-name="T24"><text:s text:c="2"/></text:span><text:span text:style-name="T25">case</text:span><text:span text:style-name="T24"> </text:span><text:span text:style-name="T26">Man</text:span><text:span text:style-name="T24">(</text:span><text:span text:style-name="T23">name</text:span><text:span text:style-name="T24">) =&gt; </text:span><text:span text:style-name="T27">println</text:span><text:span text:style-name="T24">(</text:span><text:span text:style-name="T28">"Man with name "</text:span><text:span text:style-name="T24"> </text:span><text:span text:style-name="T27">+</text:span><text:span text:style-name="T24"> </text:span><text:span text:style-name="T23">name</text:span><text:span text:style-name="T24">)</text:span></text:p>
            <text:p text:style-name="P2"><text:span text:style-name="T24"><text:s text:c="2"/></text:span><text:span text:style-name="T25">case</text:span><text:span text:style-name="T24"> </text:span><text:span text:style-name="T26">Woman</text:span><text:span text:style-name="T24">(</text:span><text:span text:style-name="T23">name</text:span><text:span text:style-name="T24">, </text:span><text:span text:style-name="T23">children</text:span><text:span text:style-name="T24">) =&gt; </text:span><text:span text:style-name="T27">println</text:span><text:span text:style-name="T24">(</text:span><text:span text:style-name="T28">"Woman with name "</text:span><text:span text:style-name="T24"> <text:s text:c="33"/></text:span><text:span text:style-name="T27">+</text:span><text:span text:style-name="T24"> </text:span><text:span text:style-name="T23">name</text:span><text:span text:style-name="T24"> </text:span><text:span text:style-name="T27">+</text:span><text:span text:style-name="T24"> </text:span><text:span text:style-name="T28">" and with "</text:span><text:span text:style-name="T24"> </text:span><text:span text:style-name="T27">+</text:span><text:span text:style-name="T24"> <text:s text:c="40"/></text:span><text:span text:style-name="T23">children</text:span><text:span text:style-name="T24">.</text:span><text:span text:style-name="T27">size</text:span><text:span text:style-name="T24"> </text:span><text:span text:style-name="T27">+</text:span><text:span text:style-name="T24"> </text:span><text:span text:style-name="T28">" children"</text:span><text:span text:style-name="T24">)</text:span></text:p>
            <text:p text:style-name="P2"><text:span text:style-name="T2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10" draw:text-style-name="P3" draw:layer="layout" svg:width="26.67cm" svg:height="8.011cm" svg:x="0.635cm" svg:y="6.351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9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String</text:span><text:span text:style-name="T2">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3">digit</text:span></text:p>
            <text:p text:style-name="P2"><text:span text:style-name="T2"><text:s text:c="4"/></text:span><text:span text:style-name="T4">case</text:span><text:span text:style-name="T2"> _ =&gt; </text:span><text:span text:style-name="T5">"None"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>
        <office:forms form:automatic-focus="false" form:apply-design-mode="false"/>
        <draw:frame draw:style-name="gr10" draw:text-style-name="P3" draw:layer="layout" svg:width="26.67cm" svg:height="8.011cm" svg:x="0.635cm" svg:y="6.35cm">
          <draw:text-box>
            <text:p text:style-name="P2"><text:span text:style-name="T2"><text:s text:c="2"/></text:span><text:span text:style-name="T4">val</text:span><text:span text:style-name="T2"> </text:span><text:span text:style-name="T3">regex</text:span><text:span text:style-name="T2"> = </text:span><text:span text:style-name="T5">"""(\d+)(\w+)"""</text:span><text:span text:style-name="T2">.</text:span><text:span text:style-name="T6">r</text:span></text:p>
            <text:p text:style-name="P2"><text:span text:style-name="T2"><text:s text:c="2"/></text:span></text:p>
            <text:p text:style-name="P2"><text:span text:style-name="T2"><text:s text:c="2"/></text:span><text:span text:style-name="T4">val</text:span><text:span text:style-name="T2"> </text:span><text:span text:style-name="T3">myString</text:span><text:span text:style-name="T2"> = </text:span><text:span text:style-name="T5">...</text:span></text:p>
            <text:p text:style-name="P2"><text:span text:style-name="T29"/></text:p>
            <text:p text:style-name="P2"><text:span text:style-name="T2"><text:s text:c="2"/></text:span><text:span text:style-name="T4">val</text:span><text:span text:style-name="T2"> </text:span><text:span text:style-name="T3">res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3">myString</text:span><text:span text:style-name="T2">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</text:span><text:span text:style-name="T3">regex</text:span><text:span text:style-name="T2">(</text:span><text:span text:style-name="T3">digit</text:span><text:span text:style-name="T2">, </text:span><text:span text:style-name="T3">word</text:span><text:span text:style-name="T2">) =&gt; </text:span><text:span text:style-name="T7">Some</text:span><text:span text:style-name="T2">(</text:span><text:span text:style-name="T3">digit</text:span><text:span text:style-name="T2">)</text:span></text:p>
            <text:p text:style-name="P2"><text:span text:style-name="T2"><text:s text:c="4"/></text:span><text:span text:style-name="T4">case</text:span><text:span text:style-name="T2"> _ =&gt; </text:span><text:span text:style-name="T7">None</text:span></text:p>
            <text:p text:style-name="P2"><text:span text:style-name="T2"><text:s text:c="2"/></text:span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he Option type, aldri mer NullPointerException</text:p>
          </draw:text-box>
        </draw:frame>
        <draw:frame presentation:style-name="pr5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Option has two possible values</text:p>
                <text:list>
                  <text:list-item>
                    <text:p>Some(value)</text:p>
                  </text:list-item>
                  <text:list-item>
                    <text:p>None</text:p>
                  </text:list-item>
                </text:list>
              </text:list-item>
            </text:list>
          </draw:text-box>
        </draw:frame>
        <draw:frame draw:style-name="gr11" draw:text-style-name="P3" draw:layer="layout" svg:width="22.225cm" svg:height="2.191cm" svg:x="2.54cm" svg:y="12.7cm">
          <draw:text-box>
            <text:p text:style-name="P2"><text:span text:style-name="T4">val</text:span><text:span text:style-name="T2"> </text:span><text:span text:style-name="T3">someOption</text:span><text:span text:style-name="T2">: </text:span><text:span text:style-name="T7">Option</text:span><text:span text:style-name="T2">[</text:span><text:span text:style-name="T7">String</text:span><text:span text:style-name="T2">] = </text:span><text:span text:style-name="T7">Some</text:span><text:span text:style-name="T2">(</text:span><text:span text:style-name="T5">"value"</text:span><text:span text:style-name="T2">)</text:span></text:p>
            <text:p text:style-name="P2"><text:span text:style-name="T4">val</text:span><text:span text:style-name="T2"> </text:span><text:span text:style-name="T3">noOption</text:span><text:span text:style-name="T2">: <text:s text:c="2"/></text:span><text:span text:style-name="T7">Option</text:span><text:span text:style-name="T2">[</text:span><text:span text:style-name="T7">String</text:span><text:span text:style-name="T2">] = </text:span><text:span text:style-name="T7">N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>
        <office:forms form:automatic-focus="false" form:apply-design-mode="false"/>
        <draw:frame draw:style-name="gr12" draw:text-style-name="P12" draw:layer="layout" svg:width="21.59cm" svg:height="1.136cm" svg:x="1.84cm" svg:y="3.81cm">
          <draw:text-box>
            <text:p text:style-name="P2"><text:span text:style-name="T30">def</text:span><text:span text:style-name="T31"> </text:span><text:span text:style-name="T32">getValue</text:span><text:span text:style-name="T31">(s: Any): Option[String]</text:span></text:p>
          </draw:text-box>
        </draw:frame>
        <draw:frame draw:style-name="gr9" draw:text-style-name="P3" draw:layer="layout" svg:width="24.765cm" svg:height="4.131cm" svg:x="0.905cm" svg:y="7.534cm">
          <draw:text-box>
            <text:p text:style-name="P2"><text:span text:style-name="T2"><text:s text:c="2"/></text:span><text:span text:style-name="T33">getValue</text:span><text:span text:style-name="T2">(object) </text:span><text:span text:style-name="T4">match</text:span><text:span text:style-name="T2"> {</text:span></text:p>
            <text:p text:style-name="P2"><text:span text:style-name="T2"><text:s text:c="4"/></text:span><text:span text:style-name="T4">case</text:span><text:span text:style-name="T2"> Some(value) =&gt; </text:span><text:span text:style-name="T6">println</text:span><text:span text:style-name="T2">(</text:span><text:span text:style-name="T3">value</text:span><text:span text:style-name="T2">)</text:span></text:p>
            <text:p text:style-name="P2"><text:span text:style-name="T2"><text:s text:c="4"/></text:span><text:span text:style-name="T4">case</text:span><text:span text:style-name="T2"> None =&gt; </text:span><text:span text:style-name="T6">println</text:span><text:span text:style-name="T2">(</text:span><text:span text:style-name="T3">”Nothing”</text:span><text:span text:style-name="T2">)</text:span></text:p>
            <text:p text:style-name="P2"><text:span text:style-name="T2"><text:s text:c="2"/></text:span><text:span text:style-name="T2">}</text:span></text:p>
          </draw:text-box>
        </draw:frame>
        <draw:frame draw:style-name="gr12" draw:text-style-name="P3" draw:layer="layout" svg:width="26.035cm" svg:height="1.221cm" svg:x="1.84cm" svg:y="13.81cm">
          <draw:text-box>
            <text:p text:style-name="P2"><text:span text:style-name="T34">val</text:span><text:span text:style-name="T35"> result = </text:span><text:span text:style-name="T36">getValue(object).getOrElse(</text:span><text:span text:style-name="T37">"Nothing"</text:span><text:span text:style-name="T36">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asks (30 min)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en the pattern-matching project</text:p>
              </text:list-item>
              <text:list-item>
                <text:p text:style-name="P13">Tests in package scalaexamples.patternmatching</text:p>
              </text:list-item>
              <text:list-item>
                <text:p text:style-name="P13">Add @Test to one and one method</text:p>
              </text:list-item>
              <text:list-item>
                <text:p text:style-name="P13">Follow instructions in the code</text:p>
              </text:list-item>
              <text:list-item>
                <text:p text:style-name="P13">Make the tests p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0T18:33:37</meta:creation-date>
    <meta:editing-duration>PT05H38M33S</meta:editing-duration>
    <meta:editing-cycles>61</meta:editing-cycles>
    <meta:generator>OpenOffice.org/3.0$Unix OpenOffice.org_project/300m9$Build-9358</meta:generator>
    <meta:initial-creator>Alf Kristian Støyle</meta:initial-creator>
    <dc:date>2009-11-28T16:26:36</dc:date>
    <dc:creator>Bjarte S. Karlsen</dc:creator>
    <meta:document-statistic meta:object-count="89"/>
  </office:meta>
</office:document-meta>
</file>